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10.5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  <style:style style:name="ce3" style:family="table-cell" style:parent-style-name="Default" style:data-style-name="N1"/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2];1;[.C$2:.C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3];1;[.C$2:.C3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4];1;[.C$2:.C4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5];1;[.C$2:.C5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6];1;[.C$2:.C6]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7];1;[.C$2:.C7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8];1;[.C$2:.C8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9];1;[.C$2:.C9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0];1;[.C$2:.C10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1];1;[.C$2:.C1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2];1;[.C$2:.C1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1;[.C:.C])-SUMIF([.A$2:.A13];1;[.C$2: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1;[.C:.C])-SUMIF([.A$2:.A14];1;[.C$2:.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2;[.C:.C])-SUMIF([.A$15:.A15];2;[.C$15:.C15])" office:value-type="float" office:value="35" calcext:value-type="float">
            <text:p>35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2;[.C:.C])-SUMIF([.A$15:.A16];2;[.C$15:.C16])" office:value-type="float" office:value="32" calcext:value-type="float">
            <text:p>32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2;[.C:.C])-SUMIF([.A$15:.A17];2;[.C$15:.C17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2;[.C:.C])-SUMIF([.A$15:.A18];2;[.C$15:.C1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19];2;[.C$15:.C19])" office:value-type="float" office:value="28" calcext:value-type="float">
            <text:p>28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0];2;[.C$15:.C20])" office:value-type="float" office:value="24" calcext:value-type="float">
            <text:p>24</text:p>
          </table:table-cell>
          <table:table-cell office:value-type="string" calcext:value-type="string">
            <text:p>Creación de una página web para una O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1];2;[.C$15:.C21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2];2;[.C$15:.C22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3];2;[.C$15:.C23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4];2;[.C$15:.C2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5];2;[.C$15:.C2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2;[.C:.C])-SUMIF([.A$15:.A26];2;[.C$15:.C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28];3;[.C$27:.C28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29];3;[.C$27:.C29]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0];3;[.C$27:.C30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3;[.C:.C])-SUMIF([.A$27:.A31];3;[.C$27:.C31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formula="of:=SUMIF([.A:.A];3;[.C:.C])-SUMIF([.A$27:.A32];3;[.C$27:.C32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3];3;[.C$27:.C33]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4];3;[.C$27:.C34]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SUMIF([.A:.A];3;[.C:.C])-SUMIF([.A$27:.A35];3;[.C$27:.C35]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6];3;[.C$27:.C36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7];3;[.C$27:.C37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8];3;[.C$27:.C3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39];3;[.C$27:.C3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40];3;[.C$27:.C4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3" office:value-type="float" office:value="4" calcext:value-type="float">
            <text:p>4</text:p>
          </table:table-cell>
          <table:table-cell table:style-name="ce6" table:formula="of:=SUMIF([.A:.A];3;[.C:.C])-SUMIF([.A$27:.A41];3;[.C$27:.C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SUMIF([.A:.A];3;[.C:.C])-SUMIF([.A$27:.A42];3;[.C$27:.C42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sumen" table:style-name="ta1">
        <table:table-column table:style-name="co6" table:number-columns-repeated="3" table:default-cell-style-name="Default"/>
        <table:table-column table:style-name="co6" table:default-cell-style-name="ce6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49" calcext:value-type="float">
            <text:p>49</text:p>
          </table:table-cell>
          <table:table-cell table:formula="of:=SUMIFS([$semana.C2:$semana.C42];[$semana.A2:$semana.A42];1;[$semana.E2:$semana.E42];&quot;&lt;&gt;&quot;)" office:value-type="float" office:value="0" calcext:value-type="float">
            <text:p>0</text:p>
          </table:table-cell>
          <table:table-cell table:formula="of:=TEXT([.C2]/[.B2]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37" calcext:value-type="float">
            <text:p>37</text:p>
          </table:table-cell>
          <table:table-cell table:formula="of:=SUMIFS([$semana.C2:$semana.C42];[$semana.A2:$semana.A42];2;[$semana.E2:$semana.E42];&quot;&lt;&gt;&quot;)" office:value-type="float" office:value="13" calcext:value-type="float">
            <text:p>13</text:p>
          </table:table-cell>
          <table:table-cell table:formula="of:=TEXT([.C3]/[.B3];&quot;0%&quot;)" office:value-type="string" office:string-value="35%" calcext:value-type="string">
            <text:p>3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55" calcext:value-type="float">
            <text:p>55</text:p>
          </table:table-cell>
          <table:table-cell table:formula="of:=SUMIFS([$semana.C2:$semana.C42];[$semana.A2:$semana.A42];3;[$semana.E2:$semana.E42];&quot;&lt;&gt;&quot;)" office:value-type="float" office:value="0" calcext:value-type="float">
            <text:p>0</text:p>
          </table:table-cell>
          <table:table-cell table:formula="of:=TEXT([.C4]/[.B4];&quot;0%&quot;)" office:value-type="string" office:string-value="0%" calcext:value-type="string">
            <text:p>0%</text:p>
          </table:table-cell>
        </table:table-row>
      </table:table>
      <table:table table:name="trimestr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rimestre</text:p>
          </table:table-cell>
          <table:table-cell office:value-type="string" calcext:value-type="string">
            <text:p>Unidad didáct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jas de cálcu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ción a la program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9-21T21:54:55.588306782</dc:date>
    <meta:editing-duration>PT1H28M8S</meta:editing-duration>
    <meta:editing-cycles>27</meta:editing-cycles>
    <meta:generator>LibreOffice/7.4.0.3$Linux_X86_64 LibreOffice_project/f85e47c08ddd19c015c0114a68350214f7066f5a</meta:generator>
    <meta:document-statistic meta:table-count="3" meta:cell-count="195" meta:object-count="0"/>
  </office:meta>
</office:document-meta>
</file>